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8in"/>
    </style:style>
    <style:style style:name="co4" style:family="table-column">
      <style:table-column-properties fo:break-before="auto" style:column-width="2.1634in"/>
    </style:style>
    <style:style style:name="co5" style:family="table-column">
      <style:table-column-properties fo:break-before="auto" style:column-width="5.0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 style:data-style-name="N1">
      <style:table-cell-properties fo:background-color="#00a933"/>
    </style:style>
    <style:style style:name="ce3" style:family="table-cell" style:parent-style-name="Default" style:data-style-name="N1"/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2"/>
    <style:style style:name="ce10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Wings of Fire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ANY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4"/>
          <table:table-cell office:value-type="string" calcext:value-type="string">
            <text:p>Total Any</text:p>
          </table:table-cell>
          <table:table-cell table:style-name="ce3" table:formula="of:=SUM([.C2:.C100])" office:value-type="float" office:value="180" calcext:value-type="float">
            <text:p>180</text:p>
          </table:table-cell>
          <table:table-cell table:number-columns-repeated="3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laze, Learned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/>
          <table:table-cell office:value-type="string" calcext:value-type="string">
            <text:p>Total W</text:p>
          </table:table-cell>
          <table:table-cell table:style-name="ce3" table:formula="of:=SUM([.D2:.D100])"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Blaze, Learned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Blaze, Pretty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otal B</text:p>
          </table:table-cell>
          <table:table-cell table:style-name="ce3" table:formula="of:=SUM([.E2:.E100])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Blaze, Pretty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Blister, Smart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otal U</text:p>
          </table:table-cell>
          <table:table-cell table:style-name="ce3" table:formula="of:=SUM([.F2:.F100])"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Blister, Smar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Blue, Flamesilk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 R</text:p>
          </table:table-cell>
          <table:table-cell table:style-name="ce3" table:formula="of:=SUM([.G2:.G100])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Blue, Flamesilk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Boa, Immortal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otal G</text:p>
          </table:table-cell>
          <table:table-cell table:style-name="ce3" table:formula="of:=SUM([.H2:.H100])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Boa, Immortal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Burn, Strong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urn, Strong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Chameleon, Shapeshifter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 Cards:</text:p>
          </table:table-cell>
          <table:table-cell table:formula="of:=COUNTA([.A2:.A100])" office:value-type="float" office:value="54" calcext:value-type="float">
            <text:p>54</text:p>
          </table:table-cell>
          <table:table-cell table:style-name="ce3"/>
          <table:table-cell table:number-columns-repeated="2"/>
          <table:table-cell office:value-type="string" calcext:value-type="string">
            <text:p>Chameleon, Shapeshift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Clay, Defend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Total Cost:</text:p>
          </table:table-cell>
          <table:table-cell table:formula="of:=SUM([.K1:.K6])" office:value-type="float" office:value="287" calcext:value-type="float">
            <text:p>287</text:p>
          </table:table-cell>
          <table:table-cell table:number-columns-repeated="3"/>
          <table:table-cell office:value-type="string" calcext:value-type="string">
            <text:p>Clay, Defend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Clearsight, Se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otal Colors:</text:p>
          </table:table-cell>
          <table:table-cell table:formula="of:=SUM([.K2:.K6])" office:value-type="float" office:value="107" calcext:value-type="float">
            <text:p>107</text:p>
          </table:table-cell>
          <table:table-cell table:number-columns-repeated="3"/>
          <table:table-cell office:value-type="string" calcext:value-type="string">
            <text:p>Clearsight, Se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Coral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verage: </text:p>
          </table:table-cell>
          <table:table-cell table:style-name="ce5" table:formula="of:=SUM([.K1:.K6]) / [.K8]" office:value-type="float" office:value="5.31481481481482" calcext:value-type="float">
            <text:p>5.31</text:p>
          </table:table-cell>
          <table:table-cell table:number-columns-repeated="3"/>
          <table:table-cell office:value-type="string" calcext:value-type="string">
            <text:p>Coral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Cricket, Scientist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ricket, Scientis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Darkstalker, Animus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%</text:p>
          </table:table-cell>
          <table:table-cell table:style-name="ce10" table:formula="of:=([.K2] / [.K10]) * 100" office:value-type="float" office:value="31.7757009345794" calcext:value-type="float">
            <text:p>31.8</text:p>
          </table:table-cell>
          <table:table-cell table:style-name="ce5" table:formula="of:=[.K13] / 2.5" office:value-type="float" office:value="12.7102803738318" calcext:value-type="float">
            <text:p>12.71</text:p>
          </table:table-cell>
          <table:table-cell table:number-columns-repeated="2"/>
          <table:table-cell office:value-type="string" calcext:value-type="string">
            <text:p>Darkstalker, Animus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Darkstalker, Returned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%</text:p>
          </table:table-cell>
          <table:table-cell table:style-name="ce10" table:formula="of:=([.K3] / [.K10]) * 100" office:value-type="float" office:value="14.018691588785" calcext:value-type="float">
            <text:p>14.0</text:p>
          </table:table-cell>
          <table:table-cell table:style-name="ce5" table:formula="of:=[.K14] / 2.5" office:value-type="float" office:value="5.60747663551402" calcext:value-type="float">
            <text:p>5.61</text:p>
          </table:table-cell>
          <table:table-cell table:number-columns-repeated="2"/>
          <table:table-cell office:value-type="string" calcext:value-type="string">
            <text:p>Darkstalker, Returned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Fathom, Companion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U%</text:p>
          </table:table-cell>
          <table:table-cell table:style-name="ce10" table:formula="of:=([.K3] / [.K10]) * 100" office:value-type="float" office:value="14.018691588785" calcext:value-type="float">
            <text:p>14.0</text:p>
          </table:table-cell>
          <table:table-cell table:style-name="ce5" table:formula="of:=[.K15] / 2.5" office:value-type="float" office:value="5.60747663551402" calcext:value-type="float">
            <text:p>5.61</text:p>
          </table:table-cell>
          <table:table-cell table:number-columns-repeated="2"/>
          <table:table-cell office:value-type="string" calcext:value-type="string">
            <text:p>Fathom, Companio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Freedom, Free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%</text:p>
          </table:table-cell>
          <table:table-cell table:style-name="ce10" table:formula="of:=([.K5] / [.K10]) * 100" office:value-type="float" office:value="16.8224299065421" calcext:value-type="float">
            <text:p>16.8</text:p>
          </table:table-cell>
          <table:table-cell table:style-name="ce5" table:formula="of:=[.K16] / 2.5" office:value-type="float" office:value="6.72897196261682" calcext:value-type="float">
            <text:p>6.73</text:p>
          </table:table-cell>
          <table:table-cell table:number-columns-repeated="2"/>
          <table:table-cell office:value-type="string" calcext:value-type="string">
            <text:p>Freedom, Free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Glory, Lead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%</text:p>
          </table:table-cell>
          <table:table-cell table:style-name="ce10" table:formula="of:=([.K6] / [.K10]) * 100" office:value-type="float" office:value="15.8878504672897" calcext:value-type="float">
            <text:p>15.9</text:p>
          </table:table-cell>
          <table:table-cell table:style-name="ce5" table:formula="of:=[.K17] / 2.5" office:value-type="float" office:value="6.35514018691589" calcext:value-type="float">
            <text:p>6.36</text:p>
          </table:table-cell>
          <table:table-cell table:number-columns-repeated="2"/>
          <table:table-cell office:value-type="string" calcext:value-type="string">
            <text:p>Glory, Lead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Glory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lory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Hope, Renewed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reatures:</text:p>
          </table:table-cell>
          <table:table-cell table:formula="of:=COUNTIF([.B1:.B99];&quot;creature&quot;)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Hailstorm, Los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Luna, Survivo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tifacts:</text:p>
          </table:table-cell>
          <table:table-cell table:formula="of:=COUNTIF([.B2:.B100];&quot;artifact&quot;)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Hope, Renewed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Lynx, Adviso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orceries:</text:p>
          </table:table-cell>
          <table:table-cell table:formula="of:=COUNTIF([.B3:.B101];&quot;sorcery&quot;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ndigo, Vengeful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nsform only, no cast</text:p>
          </table:table-cell>
        </table:table-row>
        <table:table-row table:style-name="ro1">
          <table:table-cell office:value-type="string" calcext:value-type="string">
            <text:p>Moon, Mindread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nchantments:</text:p>
          </table:table-cell>
          <table:table-cell table:formula="of:=COUNTIF([.B4:.B102];&quot;enchantment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digo, Warrio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Moorhen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Kinkajou, Fight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Morrowseer, Prophet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Luna, Survivo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Peril, Firescales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Lynx, Adviso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Pyrite, Found</text:p>
          </table:table-cell>
          <table:table-cell office:value-type="string" calcext:value-type="string">
            <text:p>Creatur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oon, Mindread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Qibli, Rogue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oorhen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Ruby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orrowseer, Prophe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carlet, Vicious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eacemaker, Dragone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nowfall, Princess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eril, Firescales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nowfall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yrite, Found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tarflight, Teach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Qibli, Rogue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undew, Revolutionary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Ruby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unny, Peacekeep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carlet, Vicious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The First Animus</text:p>
          </table:table-cell>
          <table:table-cell office:value-type="string" calcext:value-type="string">
            <text:p>Creatur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ky, Snail Enthusias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Thorn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nowfall, Princess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Thorn, Scorpion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nowfall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Tsunami, Warrio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tarflight, Teach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Turtle, Writ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undew, Revolutionary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Whiteout, Paint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unny, Peacekeep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Winter, Royal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he First Animus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Wren, Ambassador</text:p>
          </table:table-cell>
          <table:table-cell office:value-type="string" calcext:value-type="string">
            <text:p>Creatur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horn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Darkstalker’s Bracelet</text:p>
          </table:table-cell>
          <table:table-cell office:value-type="string" calcext:value-type="string">
            <text:p>Artifac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horn, Scorpio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Darkstalker’s Scroll</text:p>
          </table:table-cell>
          <table:table-cell office:value-type="string" calcext:value-type="string">
            <text:p>Artifact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sunami, Warrio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Doubling Bowl</text:p>
          </table:table-cell>
          <table:table-cell office:value-type="string" calcext:value-type="string">
            <text:p>Artifac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urtle, Writ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PELLBOOK: Doubling Bowl, Invisibility Stick, Searching Coral, Turtle’s Rock</text:p>
          </table:table-cell>
        </table:table-row>
        <table:table-row table:style-name="ro1">
          <table:table-cell office:value-type="string" calcext:value-type="string">
            <text:p>Eye of Onyx</text:p>
          </table:table-cell>
          <table:table-cell office:value-type="string" calcext:value-type="string">
            <text:p>Artifact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Whiteout, Paint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Invisibility Stick</text:p>
          </table:table-cell>
          <table:table-cell office:value-type="string" calcext:value-type="string">
            <text:p>Artifact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Winter, Royal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Mightyclaws’ Earring</text:p>
          </table:table-cell>
          <table:table-cell office:value-type="string" calcext:value-type="string">
            <text:p>Artifact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Wren, Ambassado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Orca’s Statue</text:p>
          </table:table-cell>
          <table:table-cell office:value-type="string" calcext:value-type="string">
            <text:p>Artifac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arkstalker’s Bracelet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Searching Coral</text:p>
          </table:table-cell>
          <table:table-cell office:value-type="string" calcext:value-type="string">
            <text:p>Artifac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arkstalker’s Scroll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The Obsidian Mirror</text:p>
          </table:table-cell>
          <table:table-cell office:value-type="string" calcext:value-type="string">
            <text:p>Artifac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oubling Bowl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Turtle’s Rock</text:p>
          </table:table-cell>
          <table:table-cell office:value-type="string" calcext:value-type="string">
            <text:p>Artifact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Eye of Onyx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The Brightest Night</text:p>
          </table:table-cell>
          <table:table-cell office:value-type="string" calcext:value-type="string">
            <text:p>Sorce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earless’ Bracelet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The Dragonet Prophecy</text:p>
          </table:table-cell>
          <table:table-cell office:value-type="string" calcext:value-type="string">
            <text:p>Enchantment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Indigo, Trapped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The Scorching</text:p>
          </table:table-cell>
          <table:table-cell office:value-type="string" calcext:value-type="string">
            <text:p>Sorcery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nvisibility Stick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Mightyclaws’ Earring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Orca’s Statue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Pyrite’s Necklace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Searching Coral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The Moon Globe Tree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Snow :(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The Obsidian Mirror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Turtle’s Rock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The Brightest Night</text:p>
          </table:table-cell>
          <table:table-cell office:value-type="string" calcext:value-type="string">
            <text:p>Sorcery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The Dragonet Prophecy</text:p>
          </table:table-cell>
          <table:table-cell office:value-type="string" calcext:value-type="string">
            <text:p>Enchantment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3"/>
          <table:table-cell table:number-columns-repeated="5"/>
          <table:table-cell office:value-type="string" calcext:value-type="string">
            <text:p>The Scorching</text:p>
          </table:table-cell>
          <table:table-cell office:value-type="string" calcext:value-type="string">
            <text:p>Sorcery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Jade Mountain Academy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The Diamond Caves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The Great Ice Cliff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The Poison Jungle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The Skywing Arena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Where-No-Dragon-Goes-Hungry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Dragonet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Flamesilk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Moon Globe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Mudwing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Outclaw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eawing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 table:number-rows-repeated="104849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 style:data-style-name="N2" text:time-value="18:34:36.9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5T13:40:54.042000000</meta:creation-date>
    <dc:date>2024-12-18T18:41:03.038000000</dc:date>
    <meta:editing-duration>PT2H31M33S</meta:editing-duration>
    <meta:editing-cycles>5</meta:editing-cycles>
    <meta:generator>LibreOffice/24.8.3.2$Windows_X86_64 LibreOffice_project/48a6bac9e7e268aeb4c3483fcf825c94556d9f92</meta:generator>
    <meta:document-statistic meta:table-count="1" meta:cell-count="641" meta:object-count="0"/>
  </office:meta>
</office:document-meta>
</file>